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645397875469441155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00835423033511713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938171619087542008"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365889115428528659"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320537930630825436"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946611599556157781"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43027855231964729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527107274540332170"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1293707" text:continue-list="list443027855231964729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784616054924417650"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29518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26741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1273381"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1290938"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279186"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362990934167562677"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992556534012513152"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2069357401279575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290496"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647049804573147026"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84333113423618594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990065918641807956" text:style-name="L15">
        <text:list-item>
          <text:list>
            <text:list-header>
              <text:p text:style-name="P183">1.5 miles averaging about 9:40/mile and rest 1 min</text:p>
            </text:list-header>
          </text:list>
        </text:list-item>
      </text:list>
      <text:p text:style-name="P24">1 mile in 8:26 and rest 2 min</text:p>
      <text:list xml:id="list309828763092792354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778720546024751488"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278364"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350661414272643608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94047449975760438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063072043053792981"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1286672" text:continue-list="list4940474499757604381" text:style-name="L19">
        <text:list-item>
          <text:list>
            <text:list-header>
              <text:p text:style-name="P187">(Pace*HR)=1240</text:p>
            </text:list-header>
          </text:list>
        </text:list-item>
      </text:list>
      <text:list xml:id="list41285308" text:continue-list="list3506614142726436082" text:style-name="L18">
        <text:list-item>
          <text:list>
            <text:list-header>
              <text:p text:style-name="P186">2 miles at 10:46/mile Ave HR= 121 bpm and rest a few minutes</text:p>
            </text:list-header>
          </text:list>
        </text:list-item>
      </text:list>
      <text:list xml:id="list41286473" text:continue-list="list41286672"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1268705"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34420135475215049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57481898507229764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118383709406699361"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23497910768958645"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01098422589906505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324445488474407275"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1286567"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29578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32152551210372574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351179289243128140"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436165088671492890"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45356359611319295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01051589476138622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709214872719832518" text:style-name="L32">
        <text:list-item>
          <text:list>
            <text:list-header>
              <text:p text:style-name="P197">0.25 miles in 2:54</text:p>
              <text:p text:style-name="P197">1 mile in 9:21 going faster as I ran and ending at around 8:30 pace</text:p>
            </text:list-header>
          </text:list>
        </text:list-item>
      </text:list>
      <text:list xml:id="list498710440846975783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5368361457501668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016093910628679022"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962455013820027197"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105684806318657654"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text:soft-page-break/>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soft-page-break/><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908562799570820714"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ext:soft-page-break/>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07T21:02:36.23</dc:date>
    <dc:creator>James Lombardi</dc:creator>
    <meta:editing-duration>P28DT10H15M49S</meta:editing-duration>
    <meta:editing-cycles>2097</meta:editing-cycles>
    <meta:generator>OpenOffice/4.1.2$Win32 OpenOffice.org_project/412m3$Build-9782</meta:generator>
    <meta:document-statistic meta:table-count="0" meta:image-count="9" meta:object-count="0" meta:page-count="207" meta:paragraph-count="6036" meta:word-count="65327" meta:character-count="334713"/>
  </office:meta>
</office:document-meta>
</file>